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E400000243AF4F5BDBBA587C8A.png" manifest:media-type="image/png"/>
  <manifest:file-entry manifest:full-path="Pictures/1000000000000194000000D33FEED9FAFC7DEA53.png" manifest:media-type="image/png"/>
  <manifest:file-entry manifest:full-path="Pictures/10000001000001FF00000136848B2ED58F35EAF2.png" manifest:media-type="image/png"/>
  <manifest:file-entry manifest:full-path="Pictures/10000001000000FB000001428C5CDCA5C864135F.png" manifest:media-type="image/png"/>
  <manifest:file-entry manifest:full-path="Pictures/10000001000005C8000002CA5D23514884575FE8.png" manifest:media-type="image/png"/>
  <manifest:file-entry manifest:full-path="Pictures/10000001000002C3000001FEC19E0E7CC7CED6DE.png" manifest:media-type="image/png"/>
  <manifest:file-entry manifest:full-path="Pictures/1000000100000EC400000676CD0DE4AB8EFDA23F.png" manifest:media-type="image/png"/>
  <manifest:file-entry manifest:full-path="Pictures/1000000100000F14000008CC2184284A7D78F199.png" manifest:media-type="image/png"/>
  <manifest:file-entry manifest:full-path="Pictures/100000010000050F0000023D151AF746F6B93A04.png" manifest:media-type="image/png"/>
  <manifest:file-entry manifest:full-path="Pictures/100000000000042100000319F8068254E8CF4693.jpg" manifest:media-type="image/jpeg"/>
  <manifest:file-entry manifest:full-path="Pictures/1000000000000421000003197EA4C0BD48CCE8FA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ature_5f_Illustration-title">
      <style:graphic-properties fo:min-height="4.963cm"/>
      <style:paragraph-properties style:writing-mode="lr-tb"/>
    </style:style>
    <style:style style:name="pr2" style:family="presentation" style:parent-style-name="Nature_5f_Illustration-subtitle">
      <style:graphic-properties draw:fill-color="#ffffff" fo:min-height="2.693cm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Nature_5f_Illustration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layer="layout" svg:width="24.799cm" svg:height="4.963cm" svg:x="5.681cm" svg:y="4.562cm" presentation:class="title" presentation:user-transformed="true">
          <draw:text-box>
            <text:p>KubeVirt</text:p>
          </draw:text-box>
        </draw:frame>
        <draw:frame presentation:style-name="pr2" draw:text-style-name="P1" draw:layer="layout" svg:width="14.399cm" svg:height="2.693cm" svg:x="11.201cm" svg:y="10.707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draw:style-name="gr2" draw:text-style-name="P2" draw:layer="layout" svg:width="25.472cm" svg:height="12.17cm" svg:x="1.27cm" svg:y="3.07cm">
          <draw:image xlink:href="Pictures/100000010000050F0000023D151AF746F6B93A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draw:style-name="gr2" draw:text-style-name="P2" draw:layer="layout" svg:width="24.19cm" svg:height="14.112cm" svg:x="1.845cm" svg:y="2.398cm">
          <draw:image xlink:href="Pictures/1000000100000F14000008CC2184284A7D78F19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draw:style-name="gr2" draw:text-style-name="P2" draw:layer="layout" svg:width="27.999cm" svg:height="12.25cm" svg:x="0cm" svg:y="3.625cm">
          <draw:image xlink:href="Pictures/1000000100000EC400000676CD0DE4AB8EFDA23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draw:style-name="gr2" draw:text-style-name="P2" draw:layer="layout" svg:width="20.955cm" svg:height="8.859cm" svg:x="4.445cm" svg:y="0.635cm">
          <draw:image xlink:href="Pictures/10000001000005C8000002CA5D23514884575FE8.png" xlink:type="simple" xlink:show="embed" xlink:actuate="onLoad" draw:mime-type="image/png">
            <text:p/>
          </draw:image>
        </draw:frame>
        <draw:frame draw:style-name="gr2" draw:text-style-name="P2" draw:layer="layout" svg:width="6.64cm" svg:height="8.519cm" svg:x="18.76cm" svg:y="11.43cm">
          <draw:image xlink:href="Pictures/10000001000000FB000001428C5CDCA5C864135F.png" xlink:type="simple" xlink:show="embed" xlink:actuate="onLoad" draw:mime-type="image/png">
            <text:p/>
          </draw:image>
        </draw:frame>
        <draw:frame draw:style-name="gr2" draw:text-style-name="P2" draw:layer="layout" svg:width="13.519cm" svg:height="8.201cm" svg:x="2.356cm" svg:y="11.43cm">
          <draw:image xlink:href="Pictures/10000001000001FF00000136848B2ED58F35EAF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draw:style-name="gr2" draw:text-style-name="P2" draw:layer="layout" svg:width="18.705cm" svg:height="13.493cm" svg:x="0.635cm" svg:y="0.635cm">
          <draw:image xlink:href="Pictures/10000001000002C3000001FEC19E0E7CC7CED6DE.png" xlink:type="simple" xlink:show="embed" xlink:actuate="onLoad" draw:mime-type="image/png">
            <text:p/>
          </draw:image>
        </draw:frame>
        <draw:frame draw:style-name="gr2" draw:text-style-name="P2" draw:layer="layout" svg:width="10.688cm" svg:height="5.582cm" svg:x="15.347cm" svg:y="14.605cm">
          <draw:image xlink:href="Pictures/1000000000000194000000D33FEED9FAFC7DEA5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 presentation:use-date-time-name="dtd1">
        <office:forms form:automatic-focus="false" form:apply-design-mode="false"/>
        <draw:frame draw:style-name="gr2" draw:text-style-name="P2" draw:layer="layout" svg:width="19.578cm" svg:height="15.318cm" svg:x="4.445cm" svg:y="2.462cm">
          <draw:image xlink:href="Pictures/10000001000002E400000243AF4F5BDBBA587C8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421000003197EA4C0BD48CCE8FA.jpg" xlink:type="simple" xlink:show="embed" xlink:actuate="onLoad"/>
    <draw:fill-image draw:name="background" xlink:href="Pictures/100000000000042100000319F8068254E8CF4693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false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false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office:forms form:automatic-focus="false" form:apply-design-mode="false"/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7T11:05:08.480318956</meta:creation-date>
    <meta:editing-duration>PT5M51S</meta:editing-duration>
    <meta:editing-cycles>2</meta:editing-cycles>
    <meta:generator>LibreOffice/7.3.7.2$Linux_X86_64 LibreOffice_project/30$Build-2</meta:generator>
    <dc:title>Nature Illustration</dc:title>
    <dc:date>2023-01-17T11:32:14.101517468</dc:date>
    <meta:document-statistic meta:object-count="57"/>
  </office:meta>
</office:document-meta>
</file>